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Baskervald ADF Std" svg:font-family="'Baskervald ADF Std'"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text-properties style:font-name="Baskervald ADF Std" officeooo:paragraph-rsid="00248aa8"/>
    </style:style>
    <style:style style:name="P2" style:family="paragraph" style:parent-style-name="First_20_paragraph">
      <style:text-properties style:font-name="Baskervald ADF Std" officeooo:rsid="001ddc68" officeooo:paragraph-rsid="00248aa8"/>
    </style:style>
    <style:style style:name="P3" style:family="paragraph" style:parent-style-name="Text_20_body" style:list-style-name="L1">
      <style:paragraph-properties fo:margin-left="0in" fo:margin-right="0in" fo:margin-top="0in" fo:margin-bottom="0in" style:contextual-spacing="false" fo:text-indent="0in" style:auto-text-indent="false"/>
    </style:style>
    <style:style style:name="P4" style:family="paragraph" style:parent-style-name="Text_20_body" style:list-style-name="L2">
      <style:paragraph-properties fo:margin-left="0in" fo:margin-right="0in" fo:margin-top="0in" fo:margin-bottom="0in" style:contextual-spacing="false" fo:text-indent="0in" style:auto-text-indent="false"/>
    </style:style>
    <style:style style:name="P5" style:family="paragraph" style:parent-style-name="Text_20_body" style:list-style-name="L3">
      <style:paragraph-properties fo:margin-left="0in" fo:margin-right="0in" fo:margin-top="0in" fo:margin-bottom="0in" style:contextual-spacing="false" fo:text-indent="0in" style:auto-text-indent="false"/>
      <style:text-properties officeooo:paragraph-rsid="00248aa8"/>
    </style:style>
    <style:style style:name="P6" style:family="paragraph" style:parent-style-name="Text_20_body" style:list-style-name="L4">
      <style:paragraph-properties fo:margin-left="0in" fo:margin-right="0in" fo:margin-top="0in" fo:margin-bottom="0in" style:contextual-spacing="false" fo:text-indent="0in" style:auto-text-indent="false"/>
      <style:text-properties officeooo:paragraph-rsid="00248aa8"/>
    </style:style>
    <style:style style:name="P7" style:family="paragraph" style:parent-style-name="Text_20_body" style:list-style-name="L5">
      <style:paragraph-properties fo:margin-left="0in" fo:margin-right="0in" fo:margin-top="0in" fo:margin-bottom="0in" style:contextual-spacing="false" fo:text-indent="0in" style:auto-text-indent="false"/>
      <style:text-properties officeooo:paragraph-rsid="00248aa8"/>
    </style:style>
    <style:style style:name="P8" style:family="paragraph" style:parent-style-name="Text_20_body" style:list-style-name="L6">
      <style:paragraph-properties fo:margin-left="0in" fo:margin-right="0in" fo:margin-top="0in" fo:margin-bottom="0in" style:contextual-spacing="false" fo:text-indent="0in" style:auto-text-indent="false"/>
      <style:text-properties officeooo:paragraph-rsid="00248aa8"/>
    </style:style>
    <style:style style:name="P9" style:family="paragraph" style:parent-style-name="Text_20_body" style:list-style-name="L7">
      <style:paragraph-properties fo:margin-left="0in" fo:margin-right="0in" fo:margin-top="0in" fo:margin-bottom="0in" style:contextual-spacing="false" fo:text-indent="0in" style:auto-text-indent="false"/>
      <style:text-properties officeooo:paragraph-rsid="00248aa8"/>
    </style:style>
    <style:style style:name="P10" style:family="paragraph" style:parent-style-name="Text_20_body" style:list-style-name="L8">
      <style:paragraph-properties fo:margin-left="0in" fo:margin-right="0in" fo:margin-top="0in" fo:margin-bottom="0in" style:contextual-spacing="false" fo:text-indent="0in" style:auto-text-indent="false"/>
      <style:text-properties officeooo:paragraph-rsid="00248aa8"/>
    </style:style>
    <style:style style:name="P11" style:family="paragraph" style:parent-style-name="Text_20_body" style:list-style-name="L9">
      <style:paragraph-properties fo:margin-left="0in" fo:margin-right="0in" fo:margin-top="0in" fo:margin-bottom="0in" style:contextual-spacing="false" fo:text-indent="0in" style:auto-text-indent="false"/>
      <style:text-properties officeooo:paragraph-rsid="00248aa8"/>
    </style:style>
    <style:style style:name="P12" style:family="paragraph" style:parent-style-name="Text_20_body" style:list-style-name="L10">
      <style:paragraph-properties fo:margin-left="0in" fo:margin-right="0in" fo:margin-top="0in" fo:margin-bottom="0in" style:contextual-spacing="false" fo:text-indent="0in" style:auto-text-indent="false"/>
      <style:text-properties officeooo:paragraph-rsid="00248aa8"/>
    </style:style>
    <style:style style:name="P13" style:family="paragraph" style:parent-style-name="Text_20_body" style:list-style-name="L11">
      <style:paragraph-properties fo:margin-left="0in" fo:margin-right="0in" fo:margin-top="0in" fo:margin-bottom="0in" style:contextual-spacing="false" fo:text-indent="0in" style:auto-text-indent="false"/>
      <style:text-properties officeooo:paragraph-rsid="00248aa8"/>
    </style:style>
    <style:style style:name="P14" style:family="paragraph" style:parent-style-name="Text_20_body" style:list-style-name="L12">
      <style:paragraph-properties fo:margin-left="0in" fo:margin-right="0in" fo:margin-top="0in" fo:margin-bottom="0in" style:contextual-spacing="false" fo:text-indent="0in" style:auto-text-indent="false"/>
      <style:text-properties officeooo:paragraph-rsid="00248aa8"/>
    </style:style>
    <style:style style:name="P15" style:family="paragraph" style:parent-style-name="Text_20_body" style:list-style-name="L13">
      <style:paragraph-properties fo:margin-left="0in" fo:margin-right="0in" fo:margin-top="0in" fo:margin-bottom="0in" style:contextual-spacing="false" fo:text-indent="0in" style:auto-text-indent="false"/>
      <style:text-properties officeooo:paragraph-rsid="00248aa8"/>
    </style:style>
    <style:style style:name="P16" style:family="paragraph" style:parent-style-name="Text_20_body" style:list-style-name="L14">
      <style:paragraph-properties fo:margin-left="0in" fo:margin-right="0in" fo:margin-top="0in" fo:margin-bottom="0in" style:contextual-spacing="false" fo:text-indent="0in" style:auto-text-indent="false"/>
      <style:text-properties officeooo:paragraph-rsid="00248aa8"/>
    </style:style>
    <style:style style:name="P17" style:family="paragraph" style:parent-style-name="Text_20_body" style:list-style-name="L15">
      <style:paragraph-properties fo:margin-left="0in" fo:margin-right="0in" fo:margin-top="0in" fo:margin-bottom="0in" style:contextual-spacing="false" fo:text-indent="0in" style:auto-text-indent="false"/>
      <style:text-properties officeooo:paragraph-rsid="00248aa8"/>
    </style:style>
    <style:style style:name="P18" style:family="paragraph" style:parent-style-name="Text_20_body" style:list-style-name="L16">
      <style:paragraph-properties fo:margin-left="0in" fo:margin-right="0in" fo:margin-top="0in" fo:margin-bottom="0in" style:contextual-spacing="false" fo:text-indent="0in" style:auto-text-indent="false"/>
      <style:text-properties officeooo:paragraph-rsid="00248aa8"/>
    </style:style>
    <style:style style:name="P19" style:family="paragraph" style:parent-style-name="Text_20_body" style:list-style-name="L17">
      <style:paragraph-properties fo:margin-left="0in" fo:margin-right="0in" fo:margin-top="0in" fo:margin-bottom="0in" style:contextual-spacing="false" fo:text-indent="0in" style:auto-text-indent="false"/>
      <style:text-properties officeooo:paragraph-rsid="00248aa8"/>
    </style:style>
    <style:style style:name="P20" style:family="paragraph" style:parent-style-name="Text_20_body" style:list-style-name="L18">
      <style:paragraph-properties fo:margin-left="0in" fo:margin-right="0in" fo:margin-top="0in" fo:margin-bottom="0in" style:contextual-spacing="false" fo:text-indent="0in" style:auto-text-indent="false"/>
      <style:text-properties officeooo:paragraph-rsid="00248aa8"/>
    </style:style>
    <style:style style:name="P21" style:family="paragraph" style:parent-style-name="Text_20_body" style:list-style-name="L19">
      <style:paragraph-properties fo:margin-left="0in" fo:margin-right="0in" fo:margin-top="0in" fo:margin-bottom="0in" style:contextual-spacing="false" fo:text-indent="0in" style:auto-text-indent="false"/>
      <style:text-properties officeooo:paragraph-rsid="00248aa8"/>
    </style:style>
    <style:style style:name="P22" style:family="paragraph" style:parent-style-name="Text_20_body" style:list-style-name="L20">
      <style:paragraph-properties fo:margin-left="0in" fo:margin-right="0in" fo:margin-top="0in" fo:margin-bottom="0in" style:contextual-spacing="false" fo:text-indent="0in" style:auto-text-indent="false"/>
      <style:text-properties officeooo:paragraph-rsid="00248aa8"/>
    </style:style>
    <style:style style:name="P23" style:family="paragraph" style:parent-style-name="Text_20_body" style:list-style-name="L21">
      <style:paragraph-properties fo:margin-left="0in" fo:margin-right="0in" fo:margin-top="0in" fo:margin-bottom="0in" style:contextual-spacing="false" fo:text-indent="0in" style:auto-text-indent="false"/>
      <style:text-properties officeooo:paragraph-rsid="00248aa8"/>
    </style:style>
    <style:style style:name="P24" style:family="paragraph" style:parent-style-name="Text_20_body" style:list-style-name="L22">
      <style:paragraph-properties fo:margin-left="0in" fo:margin-right="0in" fo:margin-top="0in" fo:margin-bottom="0in" style:contextual-spacing="false" fo:text-indent="0in" style:auto-text-indent="false"/>
      <style:text-properties officeooo:paragraph-rsid="00248aa8"/>
    </style:style>
    <style:style style:name="P25" style:family="paragraph" style:parent-style-name="Text_20_body" style:list-style-name="L23">
      <style:paragraph-properties fo:margin-left="0in" fo:margin-right="0in" fo:margin-top="0in" fo:margin-bottom="0in" style:contextual-spacing="false" fo:text-indent="0in" style:auto-text-indent="false"/>
      <style:text-properties officeooo:paragraph-rsid="00248aa8"/>
    </style:style>
    <style:style style:name="P26" style:family="paragraph" style:parent-style-name="Text_20_body" style:list-style-name="L24">
      <style:paragraph-properties fo:margin-left="0in" fo:margin-right="0in" fo:margin-top="0in" fo:margin-bottom="0in" style:contextual-spacing="false" fo:text-indent="0in" style:auto-text-indent="false"/>
      <style:text-properties officeooo:paragraph-rsid="00248aa8"/>
    </style:style>
    <style:style style:name="P27" style:family="paragraph" style:parent-style-name="Text_20_body" style:list-style-name="L25">
      <style:paragraph-properties fo:margin-left="0in" fo:margin-right="0in" fo:margin-top="0in" fo:margin-bottom="0in" style:contextual-spacing="false" fo:text-indent="0in" style:auto-text-indent="false"/>
      <style:text-properties officeooo:paragraph-rsid="00248aa8"/>
    </style:style>
    <style:style style:name="P28" style:family="paragraph" style:parent-style-name="Text_20_body" style:list-style-name="L26">
      <style:paragraph-properties fo:margin-left="0in" fo:margin-right="0in" fo:margin-top="0in" fo:margin-bottom="0in" style:contextual-spacing="false" fo:text-indent="0in" style:auto-text-indent="false"/>
      <style:text-properties officeooo:paragraph-rsid="00248aa8"/>
    </style:style>
    <style:style style:name="P29" style:family="paragraph" style:parent-style-name="Text_20_body" style:list-style-name="L27">
      <style:paragraph-properties fo:margin-left="0in" fo:margin-right="0in" fo:margin-top="0in" fo:margin-bottom="0in" style:contextual-spacing="false" fo:text-indent="0in" style:auto-text-indent="false"/>
      <style:text-properties officeooo:paragraph-rsid="00248aa8"/>
    </style:style>
    <style:style style:name="P30" style:family="paragraph" style:parent-style-name="Text_20_body" style:list-style-name="L28">
      <style:paragraph-properties fo:margin-left="0in" fo:margin-right="0in" fo:margin-top="0in" fo:margin-bottom="0in" style:contextual-spacing="false" fo:text-indent="0in" style:auto-text-indent="false"/>
      <style:text-properties officeooo:paragraph-rsid="00248aa8"/>
    </style:style>
    <style:style style:name="P31" style:family="paragraph" style:parent-style-name="Text_20_body" style:list-style-name="L29">
      <style:paragraph-properties fo:margin-left="0in" fo:margin-right="0in" fo:margin-top="0in" fo:margin-bottom="0in" style:contextual-spacing="false" fo:text-indent="0in" style:auto-text-indent="false"/>
      <style:text-properties officeooo:paragraph-rsid="00248aa8"/>
    </style:style>
    <style:style style:name="P32" style:family="paragraph" style:parent-style-name="Text_20_body" style:list-style-name="L30">
      <style:paragraph-properties fo:margin-left="0in" fo:margin-right="0in" fo:margin-top="0in" fo:margin-bottom="0in" style:contextual-spacing="false" fo:text-indent="0in" style:auto-text-indent="false"/>
      <style:text-properties officeooo:paragraph-rsid="00248aa8"/>
    </style:style>
    <style:style style:name="P33" style:family="paragraph" style:parent-style-name="Text_20_body" style:list-style-name="L31">
      <style:paragraph-properties fo:margin-left="0in" fo:margin-right="0in" fo:margin-top="0in" fo:margin-bottom="0in" style:contextual-spacing="false" fo:text-indent="0in" style:auto-text-indent="false"/>
      <style:text-properties officeooo:paragraph-rsid="00248aa8"/>
    </style:style>
    <style:style style:name="P34" style:family="paragraph" style:parent-style-name="Text_20_body" style:list-style-name="L34">
      <style:paragraph-properties fo:margin-left="0in" fo:margin-right="0in" fo:margin-top="0in" fo:margin-bottom="0in" style:contextual-spacing="false" fo:text-indent="0in" style:auto-text-indent="false"/>
      <style:text-properties officeooo:paragraph-rsid="002a803e"/>
    </style:style>
    <style:style style:name="P35" style:family="paragraph" style:parent-style-name="Text_20_body" style:list-style-name="L63">
      <style:paragraph-properties fo:margin-left="0in" fo:margin-right="0in" fo:margin-top="0in" fo:margin-bottom="0in" style:contextual-spacing="false" fo:text-indent="0in" style:auto-text-indent="false"/>
      <style:text-properties officeooo:paragraph-rsid="002a803e"/>
    </style:style>
    <style:style style:name="P36" style:family="paragraph" style:parent-style-name="Text_20_body" style:list-style-name="L64">
      <style:paragraph-properties fo:margin-left="0in" fo:margin-right="0in" fo:margin-top="0in" fo:margin-bottom="0in" style:contextual-spacing="false" fo:text-indent="0in" style:auto-text-indent="false"/>
      <style:text-properties officeooo:paragraph-rsid="002a803e"/>
    </style:style>
    <style:style style:name="P37" style:family="paragraph" style:parent-style-name="Text_20_body" style:list-style-name="L65">
      <style:paragraph-properties fo:margin-left="0in" fo:margin-right="0in" fo:margin-top="0in" fo:margin-bottom="0in" style:contextual-spacing="false" fo:text-indent="0in" style:auto-text-indent="false"/>
      <style:text-properties officeooo:paragraph-rsid="002a803e"/>
    </style:style>
    <style:style style:name="P38" style:family="paragraph" style:parent-style-name="Text_20_body" style:list-style-name="L66">
      <style:paragraph-properties fo:margin-left="0in" fo:margin-right="0in" fo:margin-top="0in" fo:margin-bottom="0in" style:contextual-spacing="false" fo:text-indent="0in" style:auto-text-indent="false"/>
      <style:text-properties officeooo:paragraph-rsid="002a803e"/>
    </style:style>
    <style:style style:name="P39" style:family="paragraph" style:parent-style-name="Text_20_body" style:list-style-name="L67">
      <style:paragraph-properties fo:margin-left="0in" fo:margin-right="0in" fo:margin-top="0in" fo:margin-bottom="0in" style:contextual-spacing="false" fo:text-indent="0in" style:auto-text-indent="false"/>
      <style:text-properties officeooo:paragraph-rsid="002a803e"/>
    </style:style>
    <style:style style:name="P40" style:family="paragraph" style:parent-style-name="Text_20_body" style:list-style-name="L68">
      <style:paragraph-properties fo:margin-left="0in" fo:margin-right="0in" fo:margin-top="0in" fo:margin-bottom="0in" style:contextual-spacing="false" fo:text-indent="0in" style:auto-text-indent="false"/>
      <style:text-properties officeooo:paragraph-rsid="002a803e"/>
    </style:style>
    <style:style style:name="P41" style:family="paragraph" style:parent-style-name="Text_20_body" style:list-style-name="L69">
      <style:paragraph-properties fo:margin-left="0in" fo:margin-right="0in" fo:margin-top="0in" fo:margin-bottom="0in" style:contextual-spacing="false" fo:text-indent="0in" style:auto-text-indent="false"/>
      <style:text-properties officeooo:paragraph-rsid="002a803e"/>
    </style:style>
    <style:style style:name="P42" style:family="paragraph" style:parent-style-name="Text_20_body" style:list-style-name="L70">
      <style:paragraph-properties fo:margin-left="0in" fo:margin-right="0in" fo:margin-top="0in" fo:margin-bottom="0in" style:contextual-spacing="false" fo:text-indent="0in" style:auto-text-indent="false"/>
      <style:text-properties officeooo:paragraph-rsid="002a803e"/>
    </style:style>
    <style:style style:name="P43" style:family="paragraph" style:parent-style-name="Text_20_body" style:list-style-name="L71">
      <style:paragraph-properties fo:margin-left="0in" fo:margin-right="0in" fo:margin-top="0in" fo:margin-bottom="0in" style:contextual-spacing="false" fo:text-indent="0in" style:auto-text-indent="false"/>
      <style:text-properties officeooo:paragraph-rsid="002a803e"/>
    </style:style>
    <style:style style:name="P44" style:family="paragraph" style:parent-style-name="Text_20_body" style:list-style-name="L72">
      <style:paragraph-properties fo:margin-left="0in" fo:margin-right="0in" fo:margin-top="0in" fo:margin-bottom="0in" style:contextual-spacing="false" fo:text-indent="0in" style:auto-text-indent="false"/>
      <style:text-properties officeooo:paragraph-rsid="002a803e"/>
    </style:style>
    <style:style style:name="P45" style:family="paragraph" style:parent-style-name="Text_20_body" style:list-style-name="L73">
      <style:paragraph-properties fo:margin-left="0in" fo:margin-right="0in" fo:margin-top="0in" fo:margin-bottom="0in" style:contextual-spacing="false" fo:text-indent="0in" style:auto-text-indent="false"/>
      <style:text-properties officeooo:paragraph-rsid="002a803e"/>
    </style:style>
    <style:style style:name="P46" style:family="paragraph" style:parent-style-name="Text_20_body" style:list-style-name="L74">
      <style:paragraph-properties fo:margin-left="0in" fo:margin-right="0in" fo:margin-top="0in" fo:margin-bottom="0in" style:contextual-spacing="false" fo:text-indent="0in" style:auto-text-indent="false"/>
      <style:text-properties officeooo:paragraph-rsid="002a803e"/>
    </style:style>
    <style:style style:name="P47" style:family="paragraph" style:parent-style-name="Text_20_body" style:list-style-name="L75">
      <style:paragraph-properties fo:margin-left="0in" fo:margin-right="0in" fo:margin-top="0in" fo:margin-bottom="0in" style:contextual-spacing="false" fo:text-indent="0in" style:auto-text-indent="false"/>
      <style:text-properties officeooo:paragraph-rsid="002a803e"/>
    </style:style>
    <style:style style:name="P48" style:family="paragraph" style:parent-style-name="Text_20_body" style:list-style-name="L76">
      <style:paragraph-properties fo:margin-left="0in" fo:margin-right="0in" fo:margin-top="0in" fo:margin-bottom="0in" style:contextual-spacing="false" fo:text-indent="0in" style:auto-text-indent="false"/>
      <style:text-properties officeooo:paragraph-rsid="002a803e"/>
    </style:style>
    <style:style style:name="P49" style:family="paragraph" style:parent-style-name="Text_20_body" style:list-style-name="L77">
      <style:paragraph-properties fo:margin-left="0in" fo:margin-right="0in" fo:margin-top="0in" fo:margin-bottom="0in" style:contextual-spacing="false" fo:text-indent="0in" style:auto-text-indent="false"/>
      <style:text-properties officeooo:paragraph-rsid="002a803e"/>
    </style:style>
    <style:style style:name="P50" style:family="paragraph" style:parent-style-name="Text_20_body" style:list-style-name="L78">
      <style:paragraph-properties fo:margin-left="0in" fo:margin-right="0in" fo:margin-top="0in" fo:margin-bottom="0in" style:contextual-spacing="false" fo:text-indent="0in" style:auto-text-indent="false"/>
      <style:text-properties officeooo:paragraph-rsid="002a803e"/>
    </style:style>
    <style:style style:name="P51" style:family="paragraph" style:parent-style-name="Text_20_body" style:list-style-name="L79">
      <style:paragraph-properties fo:margin-left="0in" fo:margin-right="0in" fo:margin-top="0in" fo:margin-bottom="0in" style:contextual-spacing="false" fo:text-indent="0in" style:auto-text-indent="false"/>
      <style:text-properties officeooo:paragraph-rsid="002a803e"/>
    </style:style>
    <style:style style:name="P52" style:family="paragraph" style:parent-style-name="Text_20_body" style:list-style-name="L80">
      <style:paragraph-properties fo:margin-left="0in" fo:margin-right="0in" fo:margin-top="0in" fo:margin-bottom="0in" style:contextual-spacing="false" fo:text-indent="0in" style:auto-text-indent="false"/>
      <style:text-properties officeooo:paragraph-rsid="002a803e"/>
    </style:style>
    <style:style style:name="P53" style:family="paragraph" style:parent-style-name="Text_20_body" style:list-style-name="L81">
      <style:paragraph-properties fo:margin-left="0in" fo:margin-right="0in" fo:margin-top="0in" fo:margin-bottom="0in" style:contextual-spacing="false" fo:text-indent="0in" style:auto-text-indent="false"/>
      <style:text-properties officeooo:paragraph-rsid="002a803e"/>
    </style:style>
    <style:style style:name="P54" style:family="paragraph" style:parent-style-name="Text_20_body" style:list-style-name="L82">
      <style:paragraph-properties fo:margin-left="0in" fo:margin-right="0in" fo:margin-top="0in" fo:margin-bottom="0in" style:contextual-spacing="false" fo:text-indent="0in" style:auto-text-indent="false"/>
      <style:text-properties officeooo:paragraph-rsid="002a803e"/>
    </style:style>
    <style:style style:name="P55" style:family="paragraph" style:parent-style-name="Text_20_body" style:list-style-name="L83">
      <style:paragraph-properties fo:margin-left="0in" fo:margin-right="0in" fo:margin-top="0in" fo:margin-bottom="0in" style:contextual-spacing="false" fo:text-indent="0in" style:auto-text-indent="false"/>
      <style:text-properties officeooo:paragraph-rsid="002a803e"/>
    </style:style>
    <style:style style:name="P56" style:family="paragraph" style:parent-style-name="Text_20_body" style:list-style-name="L84">
      <style:paragraph-properties fo:margin-left="0in" fo:margin-right="0in" fo:margin-top="0in" fo:margin-bottom="0in" style:contextual-spacing="false" fo:text-indent="0in" style:auto-text-indent="false"/>
      <style:text-properties officeooo:paragraph-rsid="002a803e"/>
    </style:style>
    <style:style style:name="P57" style:family="paragraph" style:parent-style-name="Text_20_body" style:list-style-name="L85">
      <style:paragraph-properties fo:margin-left="0in" fo:margin-right="0in" fo:margin-top="0in" fo:margin-bottom="0in" style:contextual-spacing="false" fo:text-indent="0in" style:auto-text-indent="false"/>
      <style:text-properties officeooo:paragraph-rsid="002a803e"/>
    </style:style>
    <style:style style:name="P58" style:family="paragraph" style:parent-style-name="Text_20_body" style:list-style-name="L86">
      <style:paragraph-properties fo:margin-left="0in" fo:margin-right="0in" fo:margin-top="0in" fo:margin-bottom="0in" style:contextual-spacing="false" fo:text-indent="0in" style:auto-text-indent="false"/>
      <style:text-properties officeooo:paragraph-rsid="002a803e"/>
    </style:style>
    <style:style style:name="P59" style:family="paragraph" style:parent-style-name="Text_20_body" style:list-style-name="L87">
      <style:paragraph-properties fo:margin-left="0in" fo:margin-right="0in" fo:margin-top="0in" fo:margin-bottom="0in" style:contextual-spacing="false" fo:text-indent="0in" style:auto-text-indent="false"/>
      <style:text-properties officeooo:paragraph-rsid="002a803e"/>
    </style:style>
    <style:style style:name="P60" style:family="paragraph" style:parent-style-name="Text_20_body" style:list-style-name="L88">
      <style:paragraph-properties fo:margin-left="0in" fo:margin-right="0in" fo:margin-top="0in" fo:margin-bottom="0in" style:contextual-spacing="false" fo:text-indent="0in" style:auto-text-indent="false"/>
      <style:text-properties officeooo:paragraph-rsid="002a803e"/>
    </style:style>
    <style:style style:name="P61" style:family="paragraph" style:parent-style-name="Text_20_body" style:list-style-name="L89">
      <style:paragraph-properties fo:margin-left="0in" fo:margin-right="0in" fo:margin-top="0in" fo:margin-bottom="0in" style:contextual-spacing="false" fo:text-indent="0in" style:auto-text-indent="false"/>
      <style:text-properties officeooo:paragraph-rsid="002a803e"/>
    </style:style>
    <style:style style:name="P62" style:family="paragraph" style:parent-style-name="Text_20_body" style:list-style-name="L90">
      <style:paragraph-properties fo:margin-left="0in" fo:margin-right="0in" fo:margin-top="0in" fo:margin-bottom="0in" style:contextual-spacing="false" fo:text-indent="0in" style:auto-text-indent="false"/>
      <style:text-properties officeooo:paragraph-rsid="002a803e"/>
    </style:style>
    <style:style style:name="P63" style:family="paragraph" style:parent-style-name="Text_20_body" style:list-style-name="L91">
      <style:paragraph-properties fo:margin-left="0in" fo:margin-right="0in" fo:margin-top="0in" fo:margin-bottom="0in" style:contextual-spacing="false" fo:text-indent="0in" style:auto-text-indent="false"/>
      <style:text-properties officeooo:paragraph-rsid="002a803e"/>
    </style:style>
    <style:style style:name="P64" style:family="paragraph" style:parent-style-name="Heading_20_3">
      <style:text-properties officeooo:paragraph-rsid="00248aa8"/>
    </style:style>
    <style:style style:name="P65" style:family="paragraph" style:parent-style-name="Heading_20_3">
      <style:text-properties officeooo:paragraph-rsid="002a803e"/>
    </style:style>
    <style:style style:name="P66" style:family="paragraph" style:parent-style-name="Heading_20_1" style:list-style-name="WWNum1">
      <style:paragraph-properties fo:margin-left="0in" fo:margin-right="0in" fo:margin-top="0.1665in" fo:margin-bottom="0.0835in" style:contextual-spacing="false" fo:text-indent="0in" style:auto-text-indent="false">
        <style:tab-stops>
          <style:tab-stop style:position="0in"/>
        </style:tab-stops>
      </style:paragraph-properties>
      <style:text-properties style:font-name="Baskervald ADF Std" officeooo:paragraph-rsid="00248aa8"/>
    </style:style>
    <style:style style:name="P67" style:family="paragraph" style:parent-style-name="Heading_20_2" style:list-style-name="">
      <style:paragraph-properties fo:line-height="100%">
        <style:tab-stops/>
      </style:paragraph-properties>
      <style:text-properties officeooo:paragraph-rsid="00248aa8"/>
    </style:style>
    <style:style style:name="P68" style:family="paragraph" style:parent-style-name="Heading_20_2">
      <style:text-properties officeooo:paragraph-rsid="00248aa8"/>
    </style:style>
    <style:style style:name="P69" style:family="paragraph" style:parent-style-name="Heading_20_2">
      <style:text-properties officeooo:paragraph-rsid="002a803e"/>
    </style:style>
    <style:style style:name="P70" style:family="paragraph" style:parent-style-name="Heading_20_2">
      <style:paragraph-properties fo:break-before="page"/>
      <style:text-properties officeooo:paragraph-rsid="002a803e"/>
    </style:style>
    <style:style style:name="P71" style:family="paragraph" style:parent-style-name="Foot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ddc68"/>
    </style:style>
    <style:style style:name="T4" style:family="text">
      <style:text-properties officeooo:rsid="0024abf2"/>
    </style:style>
    <style:style style:name="T5" style:family="text">
      <style:text-properties officeooo:rsid="0024d526"/>
    </style:style>
    <style:style style:name="T6" style:family="text">
      <style:text-properties officeooo:rsid="0025e7a9"/>
    </style:style>
    <style:style style:name="T7" style:family="text">
      <style:text-properties officeooo:rsid="0027d723"/>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20106413480277719" text:style-name="WWNum1">
        <text:list-item>
          <text:h text:style-name="P66" text:outline-level="1">Communications Theory and Practice</text:h>
        </text:list-item>
      </text:list>
      <text:p text:style-name="P2">COM 200 (D03)<text:tab/><text:tab/><text:tab/><text:tab/><text:tab/><text:tab/> www.outsidethetext.com/arche</text:p>
      <text:p text:style-name="P2">SJU, Fall 2013<text:tab/><text:tab/><text:tab/><text:tab/><text:tab/><text:tab/><text:tab/> <text:s text:c="9"/>Office Number: MH 173</text:p>
      <text:p text:style-name="P2">David Parry<text:tab/><text:tab/><text:tab/><text:tab/><text:tab/><text:tab/><text:tab/> <text:s text:c="4"/>Office Hours: TR 2:00-3:00</text:p>
      <text:p text:style-name="P1"><text:a xlink:type="simple" xlink:href="mailto:dparry@sju.edu"><text:span text:style-name="T3">dparry@sju.edu</text:span></text:a><text:span text:style-name="T3"><text:tab/><text:tab/><text:tab/><text:tab/><text:tab/><text:tab/><text:tab/> <text:s text:c="7"/>&amp; by appointment</text:span></text:p>
      <text:p text:style-name="P2">Merion Hall 174, TR 12:30-1:45</text:p>
      <text:p text:style-name="P2"/>
      <text:h text:style-name="Heading_20_3" text:outline-level="3">Course Description</text:h>
      <text:p text:style-name="First_20_paragraph">It is an overused cliche that we live in a digital world. But this cliche, also points to a certain truth: communication is now primarily digital. Indeed it would be possible to argue that all research, writing, and communication is digital, or at least structured by the digital landscape. The ability to write in digital spaces, research online, and participate in these evolving social communities has become a critical 21st century knowledge. In this class we will not only study these evolving digital literacies, but actively practice them. This course serves as one of the foundational courses for Communication majors and minors.</text:p>
      <text:h text:style-name="Heading_20_3" text:outline-level="3">Required Texts</text:h>
      <text:p text:style-name="First_20_paragraph">There is one required text for this class:</text:p>
      <text:list xml:id="list7947274574770279929" text:style-name="L1">
        <text:list-item>
          <text:p text:style-name="P3"><text:span text:style-name="T1">Net</text:span><text:span text:style-name="T1"> </text:span><text:span text:style-name="T1">Smart:</text:span><text:span text:style-name="T1"> </text:span><text:span text:style-name="T1">How</text:span><text:span text:style-name="T1"> </text:span><text:span text:style-name="T1">to</text:span><text:span text:style-name="T1"> </text:span><text:span text:style-name="T1">Thrive</text:span><text:span text:style-name="T1"> </text:span><text:span text:style-name="T1">Online.</text:span> Howard Rheingold. ISBN 0262017458</text:p>
        </text:list-item>
      </text:list>
      <text:p text:style-name="First_20_paragraph">In addition you will also need your own domain and hosting. (Many of the things we will do in class require you have your own domain and hosting.) We will cover the details of this in class.</text:p>
      <text:h text:style-name="Heading_20_3" text:outline-level="3">Course Expectations</text:h>
      <text:p text:style-name="First_20_paragraph">First, let me say a bit about this class. Expect this class to be unlike any other classroom experience you have had. Okay, that might not be entirely true or fair, but better to start out with that expectation. One of my central suppositions (or ideas of this class) is that the existence of the digital network fundamentally changes culture, in particular the way we communicate and create knowledge. Thus, at least in part, we are going to try and mimic those changes here within the walls of the classroom (and throughout the semester even question those very walls themselves). To characterize in broad strokes (which are not entirely precise, but will suit our purposes here), education is often conceived of as a process of expert dissemination—knowledge as a product which I have and give to you. That is, you come to class, I tell you what is crucial to know and interpret the meaning for you; you take notes and soak up all the knowledge, and then I ask you to perform some task that shows you have acquired the information conveyed during the class (often in the form of a multiple choice test). This class will not use this learning model. Instead it takes lessons learned from the rise of network culture as its basic building blocks. In particular, this class will reflect one of the fundamental principles underlying the strength of the internet: None of us are smarter than all of us. Or, if you prefer a slightly different take: <text:span text:style-name="T1">Knowledge</text:span><text:span text:style-name="T1"> </text:span><text:span text:style-name="T1">is</text:span><text:span text:style-name="T1"> </text:span><text:span text:style-name="T1">a</text:span><text:span text:style-name="T1"> </text:span><text:span text:style-name="T1">communal</text:span><text:span text:style-name="T1"> </text:span><text:span text:style-name="T1">process</text:span><text:span text:style-name="T1"> </text:span><text:span text:style-name="T1">even</text:span><text:span text:style-name="T1"> </text:span><text:span text:style-name="T1">if</text:span><text:span text:style-name="T1"> </text:span><text:span text:style-name="T1">we</text:span><text:span text:style-name="T1"> </text:span><text:span text:style-name="T1">have</text:span><text:span text:style-name="T1"> </text:span><text:span text:style-name="T1">been</text:span><text:span text:style-name="T1"> </text:span><text:span text:style-name="T1">taught</text:span><text:span text:style-name="T1"> </text:span><text:span text:style-name="T1">to</text:span><text:span text:style-name="T1"> </text:span><text:span text:style-name="T1">treat</text:span><text:span text:style-name="T1"> </text:span><text:span text:style-name="T1">it</text:span><text:span text:style-name="T1"> </text:span><text:span text:style-name="T1">as</text:span><text:span text:style-name="T1"> </text:span><text:span text:style-name="T1">an</text:span><text:span text:style-name="T1"> </text:span><text:span text:style-name="T1">individual</text:span><text:span text:style-name="T1"> </text:span><text:span text:style-name="T1">product.</text:span></text:p>
      <text:p text:style-name="Text_20_body">This means that in the class you will do a lot more than memorize information gleaned from a range of sources I throw at you; instead we are going to use the class time to discuss, learn, and create as a group. This class is about co-llaboration, co-exploration, and co-learning. While I <text:soft-page-break/>certainly see my role as someone who is knowledgeable in digital media, I am by no means the final voice. I will try to be provocative, trace points of connection, provide historical background, and serve as a resource, but in this class I view my role as facilitator of your learning, not as lecturer. Indeed, I expect, I hope, that this class will be far more a learning community than a twice-a-week pursuit of credit hours. By taking this class, you are agreeing to participate in this community, to become active learners rather than passive subjects.</text:p>
      <text:p text:style-name="Text_20_body">Many parts of this class are experiments in which I am going to ask you to participate (and in which I will participate with you). This means that at times things will succeed and at times they will fail, but that is just the point: in this new emerging media environment we do not yet know what works, we just know the old ways no longer will. Over the course of the semester we will use blogs, wikis, online discussion forums, content aggregat<text:span text:style-name="T4">o</text:span>rs, microblogging services, and a variety of other online tools. My hope is that through critical examination and experimental inquiry we will come to understand the strengths and limits of these mediums.</text:p>
      <text:h text:style-name="Heading_20_3" text:outline-level="3">Class Goals</text:h>
      <text:p text:style-name="First_20_paragraph">Given all the above, you might ask yourself: “What’s in it for me?” A fair question, since I am going to ask a great deal of you, not just because of the workload, but because I am requiring you to participate in a different style of learning. Let me begin by answering the question this way. . . I think we are approaching a critical cultural juncture, where literacy itself is changing. There will develop, perhaps already has developed, a significant divide between those who know how to use these emerging media, and those who uncritically consume them. My goal for the class is to help you move into that first category: to become active, critical producers in this new media landscape.</text:p>
      <text:p text:style-name="Text_20_body">Concretely this means:</text:p>
      <text:list xml:id="list6144404208734044429" text:style-name="L2">
        <text:list-item>
          <text:p text:style-name="P4">Develop collaborative learning skills</text:p>
        </text:list-item>
        <text:list-item>
          <text:p text:style-name="P4">Become familiar with digital media and how they operate</text:p>
        </text:list-item>
        <text:list-item>
          <text:p text:style-name="P4">Understand the larger issues and debates shaping the transformation of the media landscape and more importantly the society at large</text:p>
        </text:list-item>
      </text:list>
      <text:h text:style-name="Heading_20_3" text:outline-level="3">Class Requirements</text:h>
      <text:p text:style-name="First_20_paragraph">Given this class’s focus on collaborative learning, it might seem somewhat awkward to evaluate people with individual grades. Nevertheless, you will receive a grade for the course. Some of the grade will be based on work you individually produce, while some of it will be an evaluation of collaborative effort.</text:p>
      <text:p text:style-name="Text_20_body"><text:span text:style-name="T2">Participation</text:span> (25%): This is a crucial part of class. Students are expected to come to class on time, prepared, having completed the assigned reading and writing, and ready to contribute to class discussions, to listen seriously and respectfully to the though<text:span text:style-name="T4">t</text:span>s of others, and to participate in all in-class activities. I strongly urge you to attend every class, as most of the work done in class is necessary for successful completion of the course. Only three absences are permitted, and these should be used for illness or <text:span text:style-name="T4">emergencies</text:span> (i.e. this does not mean three absences plus absences for illness etc.). Missing more than three classes will affect your grade. More than five absences can result in failing the course. If you need to miss class for religious reasons, please speak to me ahead of time. Absences for reli<text:span text:style-name="T5">gi</text:span>ous purposes do not count against the permitted <text:soft-page-break/>number (as long as prior notification is given). Latenesss is also unacceptable; if you arrive late to class you can be marked as absent. Leaving early also will count as an absence. Your primary responsibility is to be in class and fully present. (Expect to spend 3 hours a week in class and roughly 3-4 hours a week reading for the class.)</text:p>
      <text:p text:style-name="Text_20_body"><text:span text:style-name="T2">Digital</text:span><text:span text:style-name="T2"> </text:span><text:span text:style-name="T2">Writing</text:span> (40%): You will be doing a great deal of writing in this class. Most of this will take the form of writing for your own individual website, building a semester long project. This will serve as the focus of much of the class as you learn to master writing online, including how to filter, connect, and engage readers. These assignments will vary both in terms of lenght and content, but expect to work on this every week. (Expect to spend 1-2 hours a week on this.)</text:p>
      <text:p text:style-name="Text_20_body"><text:span text:style-name="T2">Reflection Essays</text:span> (10%) You will be asked to write several short pieces throughout the semester reflecting on your engagment with the digital tools and spaces we <text:span text:style-name="T6">experiment</text:span> with in class. (Expect to spend 4-6 hours over the course of the semester on these.)</text:p>
      <text:p text:style-name="Text_20_body"><text:span text:style-name="T2">Digital Media</text:span> (10%): Throughout the course we will be <text:span text:style-name="T5">experimenting</text:span> with multiple digital platforms. (Expect to spend approximately 1 hour a week on this.)</text:p>
      <text:p text:style-name="Text_20_body"><text:span text:style-name="T2">Presentations</text:span> (15%): During the final weeks of the course students will work in pairs to evaluate one of the digital platforms and tools we did not cover in class and present their findings to the class. (Expect to spend 10-12 hours during the final weeks of the course on this final project.)</text:p>
      <text:h text:style-name="Heading_20_3" text:outline-level="3">Course Website</text:h>
      <text:p text:style-name="First_20_paragraph">The course website for this class can be found at <text:a xlink:type="simple" xlink:href="http://outsidethetext.com/arche"><text:span text:style-name="Definition">www.outsidethetext.com/arche</text:span></text:a>. You should get in the haabit of checking this regularly as I will post suggestions and thoughts about the readings here, as well as links to other things that might interest the class. The syllabus can be found here as well, and any changes to the syllabus will be posted here. <text:span text:style-name="T7">Please note: The syllabus might change throughout the course of the semester, indeed it probably will as we adjust to meet the needs of the class, so please develop a habit of checking the class website. </text:span>If you forget the web address you can always find it from <text:a xlink:type="simple" xlink:href="http://outsidethetext.com/"><text:span text:style-name="Definition">www.outsidethetext.com</text:span></text:a> a much easier url to remember.</text:p>
      <text:h text:style-name="Heading_20_3" text:outline-level="3">A Note on Technology</text:h>
      <text:p text:style-name="First_20_paragraph">Because at its core this class is about how technology changes our culture, we will necessarily engage with a range of computer tools and web based applications. You do not need any prior skill, however; you merely need a willingness to engage and learn. A majority of the tools we will be using in class are web-based, thus you will not need any special software.</text:p>
      <text:p text:style-name="Text_20_body">One fu<text:span text:style-name="T5">r</text:span>ther note about technology. As much as technology makes life easier, at times it can also be difficult (computer crashes, deleted work, slow internet connection, etc.) Plan accordingly: "the computer ate my homework" or "the internet was down" are not reasons to forgo doing the assigned work. It is in your best interest to leave extra time, especially at first to ensure that technology does not get in the way of your work.</text:p>
      <text:h text:style-name="Heading_20_3" text:outline-level="3">Digital Etiquette</text:h>
      <text:p text:style-name="First_20_paragraph">Many of the assignments throughout the sem<text:span text:style-name="T5">e</text:span>ster will require participation in online spaces. Students should work to preserve the same atmosphere of respect and consideration that occurs <text:soft-page-break/>in the classroom. Disagreements may arise and consensus is not always possible (indeed disagreements are productive). However, name calling, harassing, flaming, trolling etc. is antithetical to the goals of this course.</text:p>
      <text:h text:style-name="Heading_20_3" text:outline-level="3">How to Reach me</text:h>
      <text:p text:style-name="First_20_paragraph">The best way to reach me is by email <text:a xlink:type="simple" xlink:href="mailto:dparry@sju.edu"><text:span text:style-name="Definition">dparry@sju.edu</text:span></text:a> or you can find me online at <text:a xlink:type="simple" xlink:href="http://outsidethetext.com/"><text:span text:style-name="Definition">www.outsidethetext.com</text:span></text:a>. I check email frequently throughout the day. If you email me and do not receive a response within 48 hours please feel free to email me again (I might not have received your first one) and give me a reminder. I promise not to consider this harassing. Don't call my office phone, though; voice mail is annoying and I tend to check it far less frequently than email.</text:p>
      <text:p text:style-name="Text_20_body">My office hours are TR 2:00-3:00. My office is Merion Hall 173.</text:p>
      <text:h text:style-name="Heading_20_3" text:outline-level="3">University Policies</text:h>
      <text:p text:style-name="First_20_paragraph"><text:span text:style-name="T2">Academic</text:span><text:span text:style-name="T2"> </text:span><text:span text:style-name="T2">Honesty</text:span>: Please familiarize yourself with the <text:a xlink:type="simple" xlink:href="http://hawkcentral.sju.edu/ics/support/kbanswer.asp?deptID=16171&amp;task=knowledge&amp;questionID=95"><text:span text:style-name="Definition">University's Academic Honesty Policy</text:span></text:a>.</text:p>
      <text:p text:style-name="Text_20_body"><text:span text:style-name="T2">Disability</text:span><text:span text:style-name="T2"> </text:span><text:span text:style-name="T2">Support</text:span>: In accordance with state and federal laws, the University will make reasonable accommodations for students with documented disabilities. For those who have or think that you may have a disability requiring an accommodation (learning, physical, psychological) should contact Services for Students with Disabilities, Room G10, Bellarmine, 610-660-1774 (voice) or 610-660-1620 (TTY) as early as possible in the semester for additional information and so that an accommodation, if appropriate, can be made in a timely manner. You will be required to provide current (within 3 years) documentation of the disability.</text:p>
      <text:p text:style-name="Text_20_body">For a more detailed explanation of the University’s accommodation process, as well as the programs and services offered to students with disabilities, please see the <text:a xlink:type="simple" xlink:href="../CourseDescription.odt/www.sju.edu/studentlife/studentresources/sess/ssd"><text:span text:style-name="Definition">Student Resources Page</text:span></text:a>. If you have any difficulty accessing the information on-line, please contact Services for Students with Disabilities at the telephone numbers above.</text:p>
      <text:h text:style-name="Heading_20_3" text:outline-level="3">A Final Note</text:h>
      <text:p text:style-name="First_20_paragraph">Should any aspect of class confuse/concern/trouble you, or if you have questions about any of this, please see me.</text:p>
      <text:h text:style-name="P67" text:outline-level="2"/>
      <text:h text:style-name="P70" text:outline-level="2">Week 1</text:h>
      <text:h text:style-name="P65" text:outline-level="3">August 27th, Tuesday</text:h>
      <text:list xml:id="list4409087553364755465" text:style-name="L34">
        <text:list-item>
          <text:p text:style-name="P34">Class Introduction</text:p>
        </text:list-item>
      </text:list>
      <text:h text:style-name="P65" text:outline-level="3">August 29th, Thursday</text:h>
      <text:list xml:id="list5585730624153558189" text:style-name="L63">
        <text:list-item>
          <text:p text:style-name="P35"><text:span text:style-name="T1">Net Smart</text:span> (1-33)</text:p>
        </text:list-item>
      </text:list>
      <text:h text:style-name="P69" text:outline-level="2">Week 2</text:h>
      <text:h text:style-name="P65" text:outline-level="3">September 3rd, Tuesday</text:h>
      <text:list xml:id="list933011500123096510" text:style-name="L64">
        <text:list-item>
          <text:p text:style-name="P36"><text:span text:style-name="T1">Net Smart</text:span> (111-126)</text:p>
        </text:list-item>
        <text:list-item>
          <text:p text:style-name="P36"><text:a xlink:type="simple" xlink:href="http://www.youtube.com/watch?v=0klgLsSxGsU"><text:span text:style-name="Definition">"RSS in Plain English"</text:span></text:a> Commoncraft</text:p>
        </text:list-item>
        <text:list-item>
          <text:p text:style-name="P36"><text:a xlink:type="simple" xlink:href="http://www.bleepingcomputer.com/tutorials/introduction-to-rss/"><text:span text:style-name="Definition">"Introduction to RSS"</text:span></text:a> BleepingComputer.com</text:p>
        </text:list-item>
        <text:list-item>
          <text:p text:style-name="P36"><text:a xlink:type="simple" xlink:href="http://www.wired.com/gadgetlab/2013/03/r-i-p-google-reader/"><text:span text:style-name="Definition">"RIP:Google Reader Meets Its Inevitable End"</text:span></text:a> Mat Honan <text:span text:style-name="T1">Wired</text:span></text:p>
        </text:list-item>
      </text:list>
      <text:h text:style-name="P65" text:outline-level="3">September 5th, Thursday</text:h>
      <text:list xml:id="list8062543203638196984" text:style-name="L65">
        <text:list-item>
          <text:p text:style-name="P37">Introduction to Digital Writing Assignment and Setting Up Your Website</text:p>
        </text:list-item>
        <text:list-item>
          <text:p text:style-name="P37"><text:a xlink:type="simple" xlink:href="http://gigaom.com/2011/11/26/10-years-gigaom/"><text:span text:style-name="Definition">"My Ten Years of Blogging"</text:span></text:a> Om Malik <text:span text:style-name="T1">Gigaom</text:span></text:p>
        </text:list-item>
      </text:list>
      <text:h text:style-name="P69" text:outline-level="2">Week 3</text:h>
      <text:h text:style-name="P65" text:outline-level="3">September 10th, Tuesday</text:h>
      <text:list xml:id="list6142021612047588175" text:style-name="L66">
        <text:list-item>
          <text:p text:style-name="P38">In Class Workshopping</text:p>
        </text:list-item>
      </text:list>
      <text:h text:style-name="P65" text:outline-level="3">September 12th, Thursday</text:h>
      <text:list xml:id="list1340558959905247750" text:style-name="L67">
        <text:list-item>
          <text:p text:style-name="P39"><text:a xlink:type="simple" xlink:href="http://www.twitip.com/twitter-is-as-bad-or-as-good-as-you-make-it/"><text:span text:style-name="Definition">"Twitter is as Bad (or Good) as YOU Make It."</text:span></text:a> Jamie Harrop <text:span text:style-name="T1">Twitip</text:span></text:p>
        </text:list-item>
        <text:list-item>
          <text:p text:style-name="P39"><text:a xlink:type="simple" xlink:href="http://www.theatlantic.com/technology/archive/2012/01/be-better-at-twitter-the-definitive-data-driven-guide/252273/"><text:span text:style-name="Definition">"Be Better at Twitter: The Definitive, Data Driven Guide"</text:span></text:a> Megan Garber <text:span text:style-name="T1">The Atlantic</text:span></text:p>
        </text:list-item>
      </text:list>
      <text:h text:style-name="P69" text:outline-level="2">Week 4</text:h>
      <text:h text:style-name="P65" text:outline-level="3">September 17th, Tuesday</text:h>
      <text:list xml:id="list9059049884864300692" text:style-name="L68">
        <text:list-item>
          <text:p text:style-name="P40"><text:span text:style-name="T1">Net Smart</text:span> (35-50)</text:p>
        </text:list-item>
        <text:list-item>
          <text:p text:style-name="P40"><text:a xlink:type="simple" xlink:href="http://blogs.hbr.org/ideacast/2011/11/the-myth-of-monotasking.html"><text:span text:style-name="Definition">"The Myth of Monotasking"</text:span></text:a> Cathy Davidson <text:span text:style-name="T1">Harvard Business Review</text:span> Interview</text:p>
        </text:list-item>
      </text:list>
      <text:h text:style-name="P65" text:outline-level="3">September 19th, Thursday</text:h>
      <text:list xml:id="list8320459753622896042" text:style-name="L69">
        <text:list-item>
          <text:p text:style-name="P41"><text:span text:style-name="T1">Net Smart</text:span> (50-75)</text:p>
        </text:list-item>
        <text:list-item>
          <text:p text:style-name="P41"><text:a xlink:type="simple" xlink:href="http://www.boston.com/news/education/higher/articles/2008/06/29/attention_class/?page=full"><text:span text:style-name="Definition">"Attention Class"</text:span></text:a> by Maggie Johnson <text:span text:style-name="T1">Boston.com</text:span></text:p>
        </text:list-item>
        <text:list-item>
          <text:p text:style-name="P41"><text:a xlink:type="simple" xlink:href="https://dl.dropboxusercontent.com/u/82198/COM200/CognitveControlMultiTasking.pdf"><text:span text:style-name="Definition">"Cognitive Control in Media Multitakers"</text:span></text:a> Ophir, Nass, Wagner <text:span text:style-name="T1">PNAS</text:span></text:p>
        </text:list-item>
        <text:list-item>
          <text:p text:style-name="P41"><text:a xlink:type="simple" xlink:href="http://www.hanselman.com/blog/TwoMustHaveToolsForAMoreReadableWeb.aspx"><text:span text:style-name="Definition">"Two Must-Have Tools for a More Readable Web"</text:span></text:a> Scott Hanselman</text:p>
        </text:list-item>
      </text:list>
      <text:h text:style-name="P69" text:outline-level="2">Week 5</text:h>
      <text:h text:style-name="P65" text:outline-level="3">September 24th, Tuesday</text:h>
      <text:list xml:id="list3307389301648917749" text:style-name="L70">
        <text:list-item>
          <text:p text:style-name="P42"><text:span text:style-name="T1">Net Smart</text:span> (126-134)</text:p>
        </text:list-item>
        <text:list-item>
          <text:p text:style-name="P42"><text:a xlink:type="simple" xlink:href="https://dl.dropboxusercontent.com/u/82198/Weinberg.pdf"><text:span text:style-name="Definition">"Everything is Miscellaneous"</text:span></text:a> David Weinberg</text:p>
        </text:list-item>
        <text:list-item>
          <text:p text:style-name="P42"><text:a xlink:type="simple" xlink:href="http://www.commoncraft.com/video/social-bookmarking"><text:span text:style-name="Definition">"Introduction to Social Bookmarking"</text:span></text:a> Common Craft</text:p>
        </text:list-item>
      </text:list>
      <text:h text:style-name="P65" text:outline-level="3"><text:soft-page-break/>September 26th, Thursday</text:h>
      <text:list xml:id="list4583474095638688147" text:style-name="L71">
        <text:list-item>
          <text:p text:style-name="P43"><text:a xlink:type="simple" xlink:href="http://mashable.com/2009/07/15/internet-hoaxes/"><text:span text:style-name="Definition">"The Top 15 Web Hoaxes of All Time"</text:span></text:a> Mashable</text:p>
        </text:list-item>
        <text:list-item>
          <text:p text:style-name="P43"><text:a xlink:type="simple" xlink:href="http://www.theatlantic.com/technology/archive/2012/10/sorting-the-real-sandy-photos-from-the-fakes/264243/"><text:span text:style-name="Definition">"Sorting the Real Sandy Photos From the Fakes"</text:span></text:a> Alexis Magidral <text:span text:style-name="T1">The Atlantic</text:span></text:p>
        </text:list-item>
        <text:list-item>
          <text:p text:style-name="P43"><text:a xlink:type="simple" xlink:href="http://www.wordyard.com/2010/09/14/in-the-context-of-web-context-how-to-check-out-any-web-page/"><text:span text:style-name="Definition">"In the Context of Web Context: How to check out any Web Page"</text:span></text:a> Scott Rosenberg</text:p>
        </text:list-item>
      </text:list>
      <text:h text:style-name="P69" text:outline-level="2">Week 6</text:h>
      <text:h text:style-name="P65" text:outline-level="3">October 1st, Tuesday</text:h>
      <text:list xml:id="list7543971311340327928" text:style-name="L72">
        <text:list-item>
          <text:p text:style-name="P44">*Net Smart (77-109)</text:p>
        </text:list-item>
      </text:list>
      <text:h text:style-name="P65" text:outline-level="3">October 3rd, Thursday</text:h>
      <text:list xml:id="list5414234416376508936" text:style-name="L73">
        <text:list-item>
          <text:p text:style-name="P45"><text:a xlink:type="simple" xlink:href="http://mashable.com/2009/07/15/internet-hoaxes/"><text:span text:style-name="Definition">"The Top 15 Web Hoaxes of All Time"</text:span></text:a> Mashable</text:p>
        </text:list-item>
        <text:list-item>
          <text:p text:style-name="P45"><text:a xlink:type="simple" xlink:href="http://www.theatlantic.com/technology/archive/2012/10/sorting-the-real-sandy-photos-from-the-fakes/264243/"><text:span text:style-name="Definition">"Sorting the Real Sandy Photos From the Fakes"</text:span></text:a> Alexis Magidral <text:span text:style-name="T1">The Atlantic</text:span></text:p>
        </text:list-item>
        <text:list-item>
          <text:p text:style-name="P45"><text:a xlink:type="simple" xlink:href="http://www.wordyard.com/2010/09/14/in-the-context-of-web-context-how-to-check-out-any-web-page/"><text:span text:style-name="Definition">"In the Context of Web Context: How to check out any Web Page"</text:span></text:a> Scott Rosenberg</text:p>
        </text:list-item>
      </text:list>
      <text:h text:style-name="P69" text:outline-level="2">Week 7</text:h>
      <text:h text:style-name="P65" text:outline-level="3">October 8th, Tuesday</text:h>
      <text:list xml:id="list4170103775248816097" text:style-name="L74">
        <text:list-item>
          <text:p text:style-name="P46"><text:a xlink:type="simple" xlink:href="http://www.johntedesco.net/blog/2012/06/21/how-to-solve-impossible-problems-daniel-russells-awesome-google-search-techniques/"><text:span text:style-name="Definition">"How to Solve Impossible Problems"</text:span></text:a> John Tedesco</text:p>
        </text:list-item>
        <text:list-item>
          <text:p text:style-name="P46">Search Engine Literacy</text:p>
        </text:list-item>
      </text:list>
      <text:h text:style-name="P65" text:outline-level="3">October 10th, Thursday</text:h>
      <text:list xml:id="list567639878256507719" text:style-name="L75">
        <text:list-item>
          <text:p text:style-name="P47"><text:a xlink:type="simple" xlink:href="http://www.ted.com/talks/eli_pariser_beware_online_filter_bubbles.html"><text:span text:style-name="Definition">"Beware online 'filter bubbles'"</text:span></text:a> Eli Pariser TED Talk</text:p>
        </text:list-item>
        <text:list-item>
          <text:p text:style-name="P47"><text:a xlink:type="simple" xlink:href="http://personaldemocracy.com/media/why-our-webs-are-rarely-world-wide-and-what-we-can-do-about-it"><text:span text:style-name="Definition">"Why our Webs are Rarely World Wide, and What We Can Do About It"</text:span></text:a> Ethan Zuckerman PDF Talk</text:p>
        </text:list-item>
      </text:list>
      <text:h text:style-name="P69" text:outline-level="2">Week 8</text:h>
      <text:h text:style-name="P65" text:outline-level="3">October 15th, Tuesday (Fall Break)</text:h>
      <text:list xml:id="list8298322926076125457" text:style-name="L76">
        <text:list-item>
          <text:p text:style-name="P48">NO CLASS</text:p>
        </text:list-item>
      </text:list>
      <text:h text:style-name="P65" text:outline-level="3">October 17th, Thursday</text:h>
      <text:list xml:id="list3069273623784548278" text:style-name="L77">
        <text:list-item>
          <text:p text:style-name="P49"><text:span text:style-name="T1">Net Smart</text:span> (134-145)</text:p>
        </text:list-item>
        <text:list-item>
          <text:p text:style-name="P49"><text:a xlink:type="simple" xlink:href="http://www.hybridpedagogy.com/Journal/files/How_to_Storify.html"><text:span text:style-name="Definition">"How to Storify. Why to Storify"</text:span></text:a> Pete Rorabaugh and Jeese Stommel <text:span text:style-name="T1">HybridPedagogy</text:span></text:p>
        </text:list-item>
      </text:list>
      <text:h text:style-name="P69" text:outline-level="2">Week 9</text:h>
      <text:h text:style-name="P65" text:outline-level="3">October 22nd, Tuesday</text:h>
      <text:list xml:id="list56738108337521531" text:style-name="L78">
        <text:list-item>
          <text:p text:style-name="P50"><text:span text:style-name="T1">Net Smart</text:span> (147-173)</text:p>
        </text:list-item>
      </text:list>
      <text:h text:style-name="P65" text:outline-level="3">October 24th, Thursday</text:h>
      <text:list xml:id="list1982438824525419689" text:style-name="L79">
        <text:list-item>
          <text:p text:style-name="P51">Library Day</text:p>
        </text:list-item>
      </text:list>
      <text:h text:style-name="P69" text:outline-level="2">Week 10</text:h>
      <text:h text:style-name="P65" text:outline-level="3">October 29th, Tuesday</text:h>
      <text:list xml:id="list2888028015413478106" text:style-name="L80">
        <text:list-item>
          <text:p text:style-name="P52"><text:span text:style-name="T1">Net Smart</text:span> (173-187)</text:p>
        </text:list-item>
      </text:list>
      <text:h text:style-name="P65" text:outline-level="3"><text:soft-page-break/>October 31st, Thursday</text:h>
      <text:list xml:id="list7608296359817160466" text:style-name="L81">
        <text:list-item>
          <text:p text:style-name="P53"><text:span text:style-name="T1">Net Smart</text:span> (191-215)</text:p>
        </text:list-item>
        <text:list-item>
          <text:p text:style-name="P53">Network Analysis</text:p>
        </text:list-item>
      </text:list>
      <text:h text:style-name="P69" text:outline-level="2">Week 11</text:h>
      <text:h text:style-name="P65" text:outline-level="3">November 5th, Tuesday</text:h>
      <text:list xml:id="list5689099974260004583" text:style-name="L82">
        <text:list-item>
          <text:p text:style-name="P54"><text:span text:style-name="T1">Net Smart</text:span> (215-238)</text:p>
        </text:list-item>
      </text:list>
      <text:h text:style-name="P65" text:outline-level="3">November 7th, Thursday</text:h>
      <text:list xml:id="list9104056668481524066" text:style-name="L83">
        <text:list-item>
          <text:p text:style-name="P55"><text:a xlink:type="simple" xlink:href="http://everythingisaremix.info/watch-the-series/"><text:span text:style-name="Definition"><text:span text:style-name="T1">Everything is a Remix</text:span></text:span></text:a> (Watch Parts 1-4)</text:p>
        </text:list-item>
      </text:list>
      <text:h text:style-name="P69" text:outline-level="2">Week 12</text:h>
      <text:h text:style-name="P65" text:outline-level="3">November 12th, Tuesday</text:h>
      <text:list xml:id="list4145627356019897642" text:style-name="L84">
        <text:list-item>
          <text:p text:style-name="P56"><text:a xlink:type="simple" xlink:href="http://www.rubinghscience.org/memetics/dawkinsmemes.html"><text:span text:style-name="Definition">"The Selfish Gene"</text:span></text:a> Richard Dawkins</text:p>
        </text:list-item>
        <text:list-item>
          <text:p text:style-name="P56"><text:a xlink:type="simple" xlink:href="http://henryjenkins.org/2009/02/if_it_doesnt_spread_its_dead_p.html"><text:span text:style-name="Definition">"If It Doesn't Spread It's Dead"</text:span></text:a> Henry Jenkins</text:p>
        </text:list-item>
      </text:list>
      <text:h text:style-name="P65" text:outline-level="3">November 14th, Thursday</text:h>
      <text:list xml:id="list3170154516362310820" text:style-name="L85">
        <text:list-item>
          <text:p text:style-name="P57"><text:a xlink:type="simple" xlink:href="http://www.libraries.psu.edu/psul/lls/students/using_information.html"><text:span text:style-name="Definition">Copyright and Plagirism</text:span></text:a> Penn State Libraries</text:p>
        </text:list-item>
        <text:list-item>
          <text:p text:style-name="P57"><text:a xlink:type="simple" xlink:href="http://creativecommons.org/licenses/"><text:span text:style-name="Definition">Creative Commons: About the Licenses</text:span></text:a> Creative Commons (be sure to watch the video "Wanna Work Together")</text:p>
        </text:list-item>
      </text:list>
      <text:h text:style-name="P69" text:outline-level="2">Week 13</text:h>
      <text:h text:style-name="P65" text:outline-level="3">November 19th, Tuesday</text:h>
      <text:list xml:id="list4026008255809988220" text:style-name="L86">
        <text:list-item>
          <text:p text:style-name="P58"><text:a xlink:type="simple" xlink:href="http://www.theatlantic.com/magazine/archive/2006/09/the-hive/305118/?single_page=true"><text:span text:style-name="Definition">"The Hive"</text:span></text:a> Marshall Poe. <text:span text:style-name="T1">The Atlantic</text:span></text:p>
        </text:list-item>
        <text:list-item>
          <text:p text:style-name="P58"><text:a xlink:type="simple" xlink:href="http://en.wikipedia.org/wiki/Wikipedia:Five_pillars"><text:span text:style-name="Definition">Wikipedia: Five Pillars</text:span></text:a> Wikipedia</text:p>
        </text:list-item>
      </text:list>
      <text:h text:style-name="P65" text:outline-level="3">November 21st, Thursday</text:h>
      <text:list xml:id="list3466563172774595700" text:style-name="L87">
        <text:list-item>
          <text:p text:style-name="P59">Collaboration Tools</text:p>
        </text:list-item>
      </text:list>
      <text:h text:style-name="P69" text:outline-level="2">Week 14</text:h>
      <text:h text:style-name="P65" text:outline-level="3">November 26th, Tuesday</text:h>
      <text:list xml:id="list7906195893369631473" text:style-name="L88">
        <text:list-item>
          <text:p text:style-name="P60"><text:span text:style-name="T1">Net Smart</text:span> 239-253</text:p>
        </text:list-item>
      </text:list>
      <text:h text:style-name="P65" text:outline-level="3">November 28th, Thursday (Thanksgiving Break)</text:h>
      <text:list xml:id="list2007971344684319801" text:style-name="L89">
        <text:list-item>
          <text:p text:style-name="P61">NO CLASS</text:p>
        </text:list-item>
      </text:list>
      <text:h text:style-name="P69" text:outline-level="2">Week 15</text:h>
      <text:h text:style-name="P65" text:outline-level="3">December 3rd, Tuesday</text:h>
      <text:list xml:id="list61546013971988240" text:style-name="L90">
        <text:list-item>
          <text:p text:style-name="P62">Platform and Tools Presentations</text:p>
        </text:list-item>
      </text:list>
      <text:h text:style-name="P65" text:outline-level="3">December 5th, Thursday</text:h>
      <text:list xml:id="list6371401617595787487" text:style-name="L91">
        <text:list-item>
          <text:p text:style-name="P63">Platform and Tools Present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Baskervald ADF Std" svg:font-family="'Baskervald ADF Std'"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in" style:contextual-spacing="false" fo:line-height="100%" style:page-number="auto" style:shadow="none">
        <style:tab-stops/>
      </style:paragraph-properties>
      <style:text-properties style:font-name="Times New Roman1"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402in" fo:margin-bottom="0.0402in" style:contextual-spacing="false"/>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yllabusMaster" style:family="paragraph" style:parent-style-name="Text_20_body" style:master-page-name="">
      <style:paragraph-properties style:page-number="auto" fo:background-color="transparent" style:shadow="none">
        <style:tab-stops/>
        <style:background-image/>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3-08-20T15:57:25" text:fixed="true">08/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08-20T15:58:13</dc:date>
    <dc:creator>Parry</dc:creator>
    <meta:generator>LibreOffice/4.0.2.2$Linux_X86_64 LibreOffice_project/400m0$Build-2</meta:generator>
    <meta:editing-duration>PT40M7S</meta:editing-duration>
    <meta:editing-cycles>4</meta:editing-cycles>
    <meta:document-statistic meta:table-count="0" meta:image-count="0" meta:object-count="0" meta:page-count="7" meta:paragraph-count="143" meta:word-count="2472" meta:character-count="14634" meta:non-whitespace-character-count="12315"/>
  </office:meta>
</office:document-meta>
</file>